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style:text-position="super 66.6%"/>
    </style:style>
    <style:style style:name="T3" style:parent-style-name="DefaultParagraphFont" style:family="text">
      <style:text-properties style:text-position="super 66.6%"/>
    </style:style>
    <style:style style:name="T4" style:parent-style-name="DefaultParagraphFont" style:family="text">
      <style:text-properties style:text-position="super 66.6%"/>
    </style:style>
    <style:style style:name="T5" style:parent-style-name="DefaultParagraphFont" style:family="text">
      <style:text-properties style:text-position="super 66.6%"/>
    </style:style>
    <style:style style:name="T6" style:parent-style-name="DefaultParagraphFont" style:family="text">
      <style:text-properties style:text-position="super 66.6%"/>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office:automatic-styles>
  <office:body>
    <office:text text:use-soft-page-breaks="true">
      <text:p text:style-name="P1">[Divine Power 101/500]</text:p>
      <text:p text:style-name="Standard"><text:tab/>One hundred divine power was the cusp of finally getting out of this dying state.</text:p>
      <text:p text:style-name="Standard"><text:tab/>When the divine power broke through this threshold, Eve felt instinctively that He^<text:span text:style-name="T2">1</text:span><text:s/>could revitalize the dying World Tree^<text:span text:style-name="T3">2</text:span>!</text:p>
      <text:p text:style-name="Standard"><text:tab/>The dying world tree is unable to feast on the ambient mana^<text:span text:style-name="T4">3</text:span>, but once revived, this innate ability will be unlocked.</text:p>
      <text:p text:style-name="Standard"><text:tab/>Eve had been waiting for this moment for too long.</text:p>
      <text:p text:style-name="Standard"><text:tab/>Immediately, He started concentrating on His revival process.</text:p>
      <text:p text:style-name="Standard"><text:tab/>By His command, one hundred divine power rapidly fleeted and was consumed. Correspondingly, His divine realm began radiating a brilliant green hue. The brilliance blossomed throughout the expanse of His realm and beyond, reaching and breaking through the spiritual realm and reaching to the physical body of the World Tree.</text:p>
      <text:p text:style-name="Standard"><text:tab/>The divine power poured out and enveloped the branches of the world tree….</text:p>
      <text:p text:style-name="Standard"><text:tab/>Divine power split in two strands, one wandered upwards, traveling from the thick trunk and coiling alongside branches, reaching to the crown of the canopy; another meandered downwards, following the roots to the extremities, reaching to the uttermost depths extending to thin and withered root fibers.</text:p>
      <text:p text:style-name="Standard"><text:tab/>Consequently, a primal wave of satisfyingly pleasure washed over, Eve felt a strange tingling sensation building up over His form.</text:p>
      <text:p text:style-name="Standard"><text:tab/>Finally, as the crescendo of divine power reached a peak, as if a seal was pierced, the breath of life gushed out and gathered from the World Tree.</text:p>
      <text:p text:style-name="Standard"><text:tab/>In an instant, an aura spread throughout the safety zone, altering the spirits of everyone within.</text:p>
      <text:p text:style-name="Standard"><text:tab/>And then, the ground starting to shake, as if there was something stirring underneath.</text:p>
      <text:p text:style-name="Standard"><text:tab/>The roots of the World Tree had begun to rejuvenate, with the original frail and withering fibers, growing and tunneling downwards.</text:p>
      <text:p text:style-name="Standard"><text:tab/>Above ground, the terrain shifted and shook, like an earthquake.</text:p>
      <text:p text:style-name="Standard"><text:tab/><text:tab/>“What’s Happening?”</text:p>
      <text:p text:style-name="Standard"><text:tab/><text:tab/>“Earth…Earthquake?”</text:p>
      <text:p text:style-name="Standard"><text:tab/>Startled by the shaking of the terrain, the players were anxious.</text:p>
      <text:p text:style-name="Standard"><text:tab/>A player haphazardly glanced back in the direction of the World Tree.</text:p>
      <text:p text:style-name="Standard"><text:tab/>Speechless, His eyes were wide with disbelief, which quickly transformed into excitement and shock.</text:p>
      <text:p text:style-name="Standard"><text:tab/><text:tab/>“Look! Look at the World Tree! The World Tree!”</text:p>
      <text:p text:style-name="Standard"><text:tab/>Hearing him, the other players also turned back.</text:p>
      <text:p text:style-name="Standard"><text:tab/>Immediately, their mouths were agape with shock too.</text:p>
      <text:p text:style-name="Standard"><text:tab/>The World Tree changed.</text:p>
      <text:p text:style-name="Standard"><text:tab/>The goddess had just revived, and the condition of the World Tree was near death.</text:p>
      <text:p text:style-name="Standard"><text:tab/>Although the player had seen the full glory of the World Tree in the game trailer, in game, the tree already withered.</text:p>
      <text:p text:style-name="Standard"><text:tab/>After the thousand-year war of the gods, the World Tree was left with bare branches and withering leaves.</text:p>
      <text:p text:style-name="Standard"><text:tab/>Furthermore, the withered tree has significantly shrunk physically.</text:p>
      <text:p text:style-name="Standard"><text:s/><text:tab/>The little green that still clung to the branches was sparse and rare.</text:p>
      <text:p text:style-name="Standard"><text:tab/>But now, the world tree had changed</text:p>
      <text:p text:style-name="Standard"><text:tab/>The World Tree is now rejuvenated and full of life.</text:p>
      <text:p text:style-name="Standard"><text:tab/>As far as the eye could see, the magnificent trunk gave off a noble aura of the essence of life and nature.</text:p>
      <text:p text:style-name="Standard"><text:s text:c="4"/>And at the top of the branches, countless leaf buds were drawn out, and then began to sprout and spread their leaves at a speed visible to the naked eye ….</text:p>
      <text:p text:style-name="Standard"><text:tab/>In no time, the original bare and empty branches were covered in uncountable quantities of tender leaves.</text:p>
      <text:p text:style-name="Standard"><text:tab/>Even though the overall the foliage was sparse, the World Tree now gave off a jubilant lively impression, compare to its dilapidated state, it was like it was welcoming the coming of spring.</text:p>
      <text:p text:style-name="Standard"><text:tab/>As the World Tree burgeoned, waves of a primordial power spread across the ground, carrying with it the power of law.</text:p>
      <text:p text:style-name="Standard"><text:tab/>All the players in the vicinity who had passed the wave felt as if a current of ice water had just engulfed them from head to toe. There was a sense of awe coming spiritually in the soul.</text:p>
      <text:p text:style-name="Standard"><text:tab/>This is the natural response from the spiritual oppression of higher beings onto mortal lifeforms.</text:p>
      <text:p text:style-name="Standard"><text:tab/>Following the burgeoning World Tree, a magnificent green vortex of light stretching out from the trunk as its center.</text:p>
      <text:p text:style-name="Standard"><text:tab/>The players that had come in contact with the brilliant light felt a physical change in themselves.</text:p>
      <text:p text:style-name="Standard"><text:tab/>Those who had checked their own stats had found that they had varying growths in experience and power.</text:p>
      <text:p text:style-name="Standard"><text:tab/>Druid classes though, they were in a league of their own when comparing to buffs from before.</text:p>
      <text:p text:style-name="Standard"><text:tab/>Meanwhile, the brilliant vortex of light continued to propagate and prompted all plants in the forest to thrive at a rapid rate, especially the ones in the safe zone and with the World Tree in the center.</text:p>
      <text:p text:style-name="Standard"><text:tab/>As if possessed, the shrubs and vegetation began to spontaneously sprout and burgeon with fanatical motions as their palms waved and grew to the visible eye.</text:p>
      <text:p text:style-name="Standard"><text:tab/>Even those trees that had been cut down by the players for wood had sprouted anew into hearty saplings.</text:p>
      <text:p text:style-name="Standard"><text:tab/>Not just undergoing rebirth, these saplings had grown ten meters in not even a minute.</text:p>
      <text:p text:style-name="Standard"><text:tab/>As far as the eye could see, the ground has been fully covered in green once again.</text:p>
      <text:p text:style-name="Standard"><text:tab/>Even the player built wooden houses had even sprouted leaves.</text:p>
      <text:p text:style-name="Standard"><text:tab/>Even more magically, they began to bud flowers and bear fruit.</text:p>
      <text:p text:style-name="Standard"><text:tab/>Nature had healed in a way that as if shepherded by a will.</text:p>
      <text:p text:style-name="Standard"><text:tab/>Nature had not damaged any of the public works in village nor personal houses of the player, the will of nature had taken consideration and had not damaged them and had only added to them in benign ways.</text:p>
      <text:p text:style-name="Standard"><text:tab/>At once, the village had been transformed into a sea of flowers and thriving greenery.</text:p>
      <text:p text:style-name="Standard"><text:tab/>Countless flower pedals flew in the air, creating an orchestra of a thousand colors in the sky.</text:p>
      <text:p text:style-name="Standard"><text:tab/>All of the players were stunned in surprise.</text:p>
      <text:p text:style-name="Standard"><text:tab/>“My house is alive now, sick^<text:span text:style-name="T5">4</text:span>!”</text:p>
      <text:p text:style-name="Standard"><text:tab/>“Wow, my house is a tree house now.”</text:p>
      <text:p text:style-name="Standard"><text:tab/>“It looks so pretty!”</text:p>
      <text:p text:style-name="Standard"><text:tab/>“Isn’t this too extravagant? Has the World Tree fully recovered?”</text:p>
      <text:p text:style-name="Standard"><text:tab/>There where even players who casually picked the fruit off of people’s houses and took a bite.</text:p>
      <text:p text:style-name="Standard"><text:tab/>“Sweet^<text:span text:style-name="T6">5</text:span>.”</text:p>
      <text:p text:style-name="Standard"><text:tab/>After their rapid rejuvenation, the forest and shrubbery in a 30-kilometer radius faced the world tree.</text:p>
      <text:p text:style-name="Standard"><text:tab/>They bent down their branches and stems as if they were bowing for their general.</text:p>
      <text:p text:style-name="Standard"><text:tab/>The players were shocked by this act of nature “worshiping”.</text:p>
      <text:p text:style-name="Standard"><text:tab/><text:s/>All things were in adoration.</text:p>
      <text:p text:style-name="Standard"><text:tab/>It’s awe on the senses and in the flesh are indescribable!</text:p>
      <text:p text:style-name="Standard"><text:tab/>Being the cause and center of all this development Eve felt immense changes with himself comparable to the heaven and earth.</text:p>
      <text:p text:style-name="Standard"><text:tab/>As soon as leaves sprouted reached for the skies, His grip on the world began strength by leaps and bounds, His zone of control of 10 kilometers was expanded all till reaching 30 kilometers!</text:p>
      <text:p text:style-name="Standard"><text:tab/>After the resurgence of the World Tree, the divine power spent on recovery started to regather rapidly, Eve's divine power began to quickly rebound.</text:p>
      <text:p text:style-name="Standard"><text:tab/>Hitting 90 points of divine power, the rally of divine power slowed.</text:p>
      <text:p text:style-name="Standard"><text:tab/>Eve checked her status once again.</text:p>
      <text:p text:style-name="Standard"><text:tab/><text:span text:style-name="T7">[Name: Eve Euktrahill]</text:span></text:p>
      <text:p text:style-name="Standard"><text:span text:style-name="T8"><text:tab/><text:s text:c="2"/>[Race: World Tree (Ancient God)]</text:span></text:p>
      <text:p text:style-name="Standard"><text:span text:style-name="T9"><text:tab/><text:s text:c="2"/>[Status: Weak divine power]</text:span></text:p>
      <text:p text:style-name="Standard"><text:span text:style-name="T10"><text:tab/><text:s text:c="2"/>[Godhead: Nature, Life, Elves]</text:span></text:p>
      <text:p text:style-name="Standard"><text:span text:style-name="T11"><text:tab/><text:s text:c="2"/>[Titles: Mother Nature, Goddess of Life, Patron God of the Elves]</text:span></text:p>
      <text:p text:style-name="Standard"><text:span text:style-name="T12"><text:tab/><text:s text:c="2"/>[Divine Power Value: 90/3000]</text:span></text:p>
      <text:p text:style-name="Standard"><text:span text:style-name="T13"><text:tab/><text:s text:c="2"/>[Believer Count: 222 (Saints 1, fanatics 3, devotees 31, shallow believers 187)]</text:span></text:p>
      <text:p text:style-name="Standard"><text:span text:style-name="T14"><text:tab/><text:s text:c="2"/>[Abilities: draw, communicate, bestow, enlighten, heal, summon, divine descent …]</text:span></text:p>
      <text:p text:style-name="Standard"><text:span text:style-name="T15"><text:tab/></text:span>“Draw?”</text:p>
      <text:p text:style-name="Standard"><text:tab/>Seeing the new ability, Eve's heart was trembling in excitement.</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n Ru Chen</dc:creator>
    <meta:creation-date>2022-09-30T15:41:00Z</meta:creation-date>
    <dc:date>2022-09-30T15:45:00Z</dc:date>
    <meta:template xlink:href="Normal.dotm" xlink:type="simple"/>
    <meta:editing-cycles>5</meta:editing-cycles>
    <meta:editing-duration>PT180S</meta:editing-duration>
    <meta:document-statistic meta:page-count="1" meta:paragraph-count="14" meta:word-count="1069" meta:character-count="7152" meta:row-count="50" meta:non-whitespace-character-count="6097"/>
  </office:meta>
</office:document-meta>
</file>